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48.05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28.46pt"/>
    </style:style>
    <style:style style:name="co5" style:family="table-column">
      <style:table-column-properties fo:break-before="auto" style:column-width="27.6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2nd_floor_truss_E_rea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ce1"/>
        <table:table-column table:style-name="co3" table:default-cell-style-name="ce1"/>
        <table:table-column table:style-name="co3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comb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russ</text:p>
          </table:table-cell>
          <table:table-cell table:style-name="Default" office:value-type="string" calcext:value-type="string">
            <text:p>Rx</text:p>
          </table:table-cell>
          <table:table-cell table:style-name="Default" office:value-type="string" calcext:value-type="string">
            <text:p>Ry</text:p>
          </table:table-cell>
          <table:table-cell table:style-name="Default" office:value-type="string" calcext:value-type="string">
            <text:p>Rz</text:p>
          </table:table-cell>
          <table:table-cell table:style-name="Default" office:value-type="string" calcext:value-type="string">
            <text:p>Rx</text:p>
          </table:table-cell>
          <table:table-cell table:style-name="Default" office:value-type="string" calcext:value-type="string">
            <text:p>Ry</text:p>
          </table:table-cell>
          <table:table-cell table:style-name="Default" office:value-type="string" calcext:value-type="string">
            <text:p>Rz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6" table:style-name="Default" office:value-type="string" calcext:value-type="string">
            <text:p>(kN)</text:p>
          </table:table-cell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</table:table-row>
        <table:table-row table:style-name="ro1">
          <table:table-cell office:value-type="string" calcext:value-type="string">
            <text:p>EQ1608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E</text:p>
          </table:table-cell>
          <table:table-cell office:value-type="float" office:value="0.000000000000062996718952490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58626500548523" calcext:value-type="float">
            <text:p>3.59</text:p>
          </table:table-cell>
          <table:table-cell office:value-type="float" office:value="0.0000000000006394315554173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67582878804873" calcext:value-type="float">
            <text:p>4.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1609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E</text:p>
          </table:table-cell>
          <table:table-cell office:value-type="float" office:value="0.00000000000011797851584560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9.1286701766847" calcext:value-type="float">
            <text:p>9.13</text:p>
          </table:table-cell>
          <table:table-cell office:value-type="float" office:value="0.0000000000016332817925241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1.6896230408481" calcext:value-type="float">
            <text:p>11.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1610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E</text:p>
          </table:table-cell>
          <table:table-cell office:value-type="float" office:value="0.000000000000062996718952490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58626500548523" calcext:value-type="float">
            <text:p>3.59</text:p>
          </table:table-cell>
          <table:table-cell office:value-type="float" office:value="0.0000000000006394315554173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67582878804873" calcext:value-type="float">
            <text:p>4.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1611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E</text:p>
          </table:table-cell>
          <table:table-cell office:value-type="float" office:value="0.00000000000015162981981120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7.7430688838848" calcext:value-type="float">
            <text:p>7.74</text:p>
          </table:table-cell>
          <table:table-cell office:value-type="float" office:value="0.000000000001395818433473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9.93617447764827" calcext:value-type="float">
            <text:p>9.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1612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E</text:p>
          </table:table-cell>
          <table:table-cell office:value-type="float" office:value="0.000000000000062996718952490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58626500548523" calcext:value-type="float">
            <text:p>3.59</text:p>
          </table:table-cell>
          <table:table-cell office:value-type="float" office:value="0.0000000000006394315554173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67582878804873" calcext:value-type="float">
            <text:p>4.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1613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E</text:p>
          </table:table-cell>
          <table:table-cell office:value-type="float" office:value="0.00000000000015162981981120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7.7430688838848" calcext:value-type="float">
            <text:p>7.74</text:p>
          </table:table-cell>
          <table:table-cell office:value-type="float" office:value="0.000000000001395818433473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9.93617447764827" calcext:value-type="float">
            <text:p>9.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1615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E</text:p>
          </table:table-cell>
          <table:table-cell office:value-type="float" office:value="0.000000000000018594903394841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15175908879437" calcext:value-type="float">
            <text:p>2.15</text:p>
          </table:table-cell>
          <table:table-cell office:value-type="float" office:value="0.00000000000038470911535304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80549738430969" calcext:value-type="float">
            <text:p>2.8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6T14:35:43.804621079</dc:date>
    <meta:editing-duration>PT35S</meta:editing-duration>
    <meta:editing-cycles>1</meta:editing-cycles>
    <meta:document-statistic meta:table-count="1" meta:cell-count="93" meta:object-count="0"/>
    <meta:generator>LibreOffice/6.0.7.3$Linux_X86_64 LibreOffice_project/00m0$Build-3</meta:generator>
  </office:meta>
</office:document-meta>
</file>